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d4edb" officeooo:paragraph-rsid="001d4ed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d4edb" officeooo:paragraph-rsid="001d4ed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4edb" officeooo:paragraph-rsid="003aa5d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22237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40b019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416ca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43018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4edf6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50a02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61b5f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647895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21aa8d" officeooo:paragraph-rsid="0021aa8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815df" officeooo:paragraph-rsid="0040b019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815df" officeooo:paragraph-rsid="00416ca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c555e" officeooo:paragraph-rsid="00416ca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370b76" officeooo:paragraph-rsid="00370b7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5f4bd3" officeooo:paragraph-rsid="005fd23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d4edb" officeooo:paragraph-rsid="001d4ed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ec7d4" officeooo:paragraph-rsid="001ec7d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ec7d4" officeooo:paragraph-rsid="0032d21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c7d4" officeooo:paragraph-rsid="002815d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ec7d4" officeooo:paragraph-rsid="001d4ed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ec7d4" officeooo:paragraph-rsid="00416ca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ec7d4" officeooo:paragraph-rsid="0050a02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815df" officeooo:paragraph-rsid="002815d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a7c04" officeooo:paragraph-rsid="002a7c0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7e71d" officeooo:paragraph-rsid="0037e71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f4bd3" officeooo:paragraph-rsid="005f4bd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ec7d4" officeooo:paragraph-rsid="001ec7d4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1aa8d" officeooo:paragraph-rsid="0021aa8d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normal" officeooo:rsid="001d4edb" officeooo:paragraph-rsid="001d4edb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font-weight="normal" officeooo:rsid="001d4edb" officeooo:paragraph-rsid="003aa5da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fo:font-weight="normal" officeooo:rsid="001d4edb" officeooo:paragraph-rsid="001d4edb" style:font-size-asian="10.5pt" style:font-weight-asian="normal" style:font-size-complex="12pt" style:font-weight-complex="normal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2pt" fo:font-weight="normal" officeooo:rsid="001d4edb" officeooo:paragraph-rsid="003aa5da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fo:font-size="12pt" fo:font-weight="normal" officeooo:rsid="001d4edb" officeooo:paragraph-rsid="00378677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fo:font-weight="normal" officeooo:rsid="001ec7d4" officeooo:paragraph-rsid="003aa5da" style:font-size-asian="10.5pt" style:font-weight-asian="normal" style:font-size-complex="12pt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fo:font-size="12pt" fo:font-weight="normal" officeooo:rsid="001ec7d4" officeooo:paragraph-rsid="004d0d73" style:font-size-asian="10.5pt" style:font-weight-asian="normal" style:font-size-complex="12pt" style:font-weight-complex="normal"/>
    </style:style>
    <style:style style:name="P38" style:family="paragraph" style:parent-style-name="Standard" style:list-style-name="L18">
      <style:paragraph-properties fo:text-align="start" style:justify-single-word="false"/>
      <style:text-properties fo:font-size="12pt" fo:font-weight="normal" officeooo:rsid="001ec7d4" officeooo:paragraph-rsid="0050a02f" style:font-size-asian="10.5pt" style:font-weight-asian="normal" style:font-size-complex="12pt" style:font-weight-complex="normal"/>
    </style:style>
    <style:style style:name="P39" style:family="paragraph" style:parent-style-name="Standard" style:list-style-name="L18">
      <style:paragraph-properties fo:text-align="start" style:justify-single-word="false"/>
      <style:text-properties fo:font-size="12pt" fo:font-weight="normal" officeooo:rsid="001ec7d4" officeooo:paragraph-rsid="0024075a" style:font-size-asian="10.5pt" style:font-weight-asian="normal" style:font-size-complex="12pt" style:font-weight-complex="normal"/>
    </style:style>
    <style:style style:name="P40" style:family="paragraph" style:parent-style-name="Standard" style:list-style-name="L19">
      <style:paragraph-properties fo:text-align="start" style:justify-single-word="false"/>
      <style:text-properties fo:font-size="12pt" fo:font-weight="normal" officeooo:rsid="001ec7d4" officeooo:paragraph-rsid="00222372" style:font-size-asian="10.5pt" style:font-weight-asian="normal" style:font-size-complex="12pt" style:font-weight-complex="normal"/>
    </style:style>
    <style:style style:name="P41" style:family="paragraph" style:parent-style-name="Standard" style:list-style-name="L19">
      <style:paragraph-properties fo:text-align="start" style:justify-single-word="false"/>
      <style:text-properties fo:font-size="12pt" fo:font-weight="normal" officeooo:rsid="001ec7d4" officeooo:paragraph-rsid="001ec7d4" style:font-size-asian="10.5pt" style:font-weight-asian="normal" style:font-size-complex="12pt" style:font-weight-complex="normal"/>
    </style:style>
    <style:style style:name="P42" style:family="paragraph" style:parent-style-name="Standard" style:list-style-name="L20">
      <style:paragraph-properties fo:text-align="start" style:justify-single-word="false"/>
      <style:text-properties fo:font-size="12pt" fo:font-weight="normal" officeooo:rsid="001ec7d4" officeooo:paragraph-rsid="0031a502" style:font-size-asian="10.5pt" style:font-weight-asian="normal" style:font-size-complex="12pt" style:font-weight-complex="normal"/>
    </style:style>
    <style:style style:name="P43" style:family="paragraph" style:parent-style-name="Standard" style:list-style-name="L21">
      <style:paragraph-properties fo:text-align="start" style:justify-single-word="false"/>
      <style:text-properties fo:font-size="12pt" fo:font-weight="normal" officeooo:rsid="001ec7d4" officeooo:paragraph-rsid="0032d21f" style:font-size-asian="10.5pt" style:font-weight-asian="normal" style:font-size-complex="12pt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ize="12pt" fo:font-weight="normal" officeooo:rsid="0039b747" officeooo:paragraph-rsid="0039b747" style:font-size-asian="10.5pt" style:font-weight-asian="normal" style:font-size-complex="12pt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size="12pt" fo:font-weight="normal" officeooo:rsid="0037e71d" officeooo:paragraph-rsid="0037e71d" style:font-size-asian="10.5pt" style:font-weight-asian="normal" style:font-size-complex="12pt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2pt" fo:font-weight="normal" officeooo:rsid="003d430c" officeooo:paragraph-rsid="003d430c" style:font-size-asian="10.5pt" style:font-weight-asian="normal" style:font-size-complex="12pt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2pt" fo:font-weight="normal" officeooo:rsid="00222372" officeooo:paragraph-rsid="005f4bd3" style:font-size-asian="10.5pt" style:font-weight-asian="normal" style:font-size-complex="12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size="12pt" fo:font-weight="normal" officeooo:rsid="00222372" officeooo:paragraph-rsid="00222372" style:font-size-asian="10.5pt" style:font-weight-asian="normal" style:font-size-complex="12pt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2pt" fo:font-weight="normal" officeooo:rsid="00222372" officeooo:paragraph-rsid="00222372" style:font-size-asian="10.5pt" style:font-weight-asian="normal" style:font-size-complex="12pt" style:font-weight-complex="normal"/>
    </style:style>
    <style:style style:name="P50" style:family="paragraph" style:parent-style-name="Standard" style:list-style-name="L13">
      <style:paragraph-properties fo:text-align="start" style:justify-single-word="false"/>
      <style:text-properties fo:font-size="12pt" fo:font-weight="normal" officeooo:rsid="00222372" officeooo:paragraph-rsid="002815df" style:font-size-asian="10.5pt" style:font-weight-asian="normal" style:font-size-complex="12pt" style:font-weight-complex="normal"/>
    </style:style>
    <style:style style:name="P51" style:family="paragraph" style:parent-style-name="Standard" style:list-style-name="L7">
      <style:paragraph-properties fo:text-align="start" style:justify-single-word="false"/>
      <style:text-properties fo:font-size="12pt" fo:font-weight="normal" officeooo:rsid="005f4bd3" officeooo:paragraph-rsid="005f4bd3" style:font-size-asian="10.5pt" style:font-weight-asian="normal" style:font-size-complex="12pt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fo:font-size="12pt" fo:font-weight="normal" officeooo:rsid="0060504a" officeooo:paragraph-rsid="0060504a" style:font-size-asian="10.5pt" style:font-weight-asian="normal" style:font-size-complex="12pt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fo:font-size="12pt" fo:font-weight="normal" officeooo:rsid="003e2e08" officeooo:paragraph-rsid="00647895" style:font-size-asian="10.5pt" style:font-weight-asian="normal" style:font-size-complex="12pt" style:font-weight-complex="normal"/>
    </style:style>
    <style:style style:name="P54" style:family="paragraph" style:parent-style-name="Standard" style:list-style-name="L9">
      <style:paragraph-properties fo:text-align="start" style:justify-single-word="false"/>
      <style:text-properties fo:font-size="12pt" fo:font-weight="normal" officeooo:rsid="003e2e08" officeooo:paragraph-rsid="003e2e08" style:font-size-asian="10.5pt" style:font-weight-asian="normal" style:font-size-complex="12pt" style:font-weight-complex="normal"/>
    </style:style>
    <style:style style:name="P55" style:family="paragraph" style:parent-style-name="Standard" style:list-style-name="L10">
      <style:paragraph-properties fo:text-align="start" style:justify-single-word="false"/>
      <style:text-properties fo:font-size="12pt" fo:font-weight="normal" officeooo:rsid="003e2e08" officeooo:paragraph-rsid="00647895" style:font-size-asian="10.5pt" style:font-weight-asian="normal" style:font-size-complex="12pt" style:font-weight-complex="normal"/>
    </style:style>
    <style:style style:name="P56" style:family="paragraph" style:parent-style-name="Standard" style:list-style-name="L14">
      <style:paragraph-properties fo:text-align="start" style:justify-single-word="false"/>
      <style:text-properties fo:font-size="12pt" fo:font-weight="normal" officeooo:rsid="003e2e08" officeooo:paragraph-rsid="003e2e08" style:font-size-asian="10.5pt" style:font-weight-asian="normal" style:font-size-complex="12pt" style:font-weight-complex="normal"/>
    </style:style>
    <style:style style:name="P57" style:family="paragraph" style:parent-style-name="Standard" style:list-style-name="L10">
      <style:paragraph-properties fo:text-align="start" style:justify-single-word="false"/>
      <style:text-properties fo:font-size="12pt" fo:font-weight="normal" officeooo:rsid="0043e1e1" officeooo:paragraph-rsid="00647895" style:font-size-asian="10.5pt" style:font-weight-asian="normal" style:font-size-complex="12pt" style:font-weight-complex="normal"/>
    </style:style>
    <style:style style:name="P58" style:family="paragraph" style:parent-style-name="Standard" style:list-style-name="L14">
      <style:paragraph-properties fo:text-align="start" style:justify-single-word="false"/>
      <style:text-properties fo:font-size="12pt" fo:font-weight="normal" officeooo:rsid="0043e1e1" officeooo:paragraph-rsid="0043e1e1" style:font-size-asian="10.5pt" style:font-weight-asian="normal" style:font-size-complex="12pt" style:font-weight-complex="normal"/>
    </style:style>
    <style:style style:name="P59" style:family="paragraph" style:parent-style-name="Standard" style:list-style-name="L12">
      <style:paragraph-properties fo:text-align="start" style:justify-single-word="false"/>
      <style:text-properties fo:font-size="12pt" fo:font-weight="normal" officeooo:rsid="002815df" officeooo:paragraph-rsid="002815df" style:font-size-asian="10.5pt" style:font-weight-asian="normal" style:font-size-complex="12pt" style:font-weight-complex="normal"/>
    </style:style>
    <style:style style:name="P60" style:family="paragraph" style:parent-style-name="Standard" style:list-style-name="L13">
      <style:paragraph-properties fo:text-align="start" style:justify-single-word="false"/>
      <style:text-properties fo:font-size="12pt" fo:font-weight="normal" officeooo:rsid="002815df" officeooo:paragraph-rsid="002815df" style:font-size-asian="10.5pt" style:font-weight-asian="normal" style:font-size-complex="12pt" style:font-weight-complex="normal"/>
    </style:style>
    <style:style style:name="P61" style:family="paragraph" style:parent-style-name="Standard" style:list-style-name="L15">
      <style:paragraph-properties fo:text-align="start" style:justify-single-word="false"/>
      <style:text-properties fo:font-size="12pt" fo:font-weight="normal" officeooo:rsid="002815df" officeooo:paragraph-rsid="002815df" style:font-size-asian="10.5pt" style:font-weight-asian="normal" style:font-size-complex="12pt" style:font-weight-complex="normal"/>
    </style:style>
    <style:style style:name="P62" style:family="paragraph" style:parent-style-name="Standard" style:list-style-name="L16">
      <style:paragraph-properties fo:text-align="start" style:justify-single-word="false"/>
      <style:text-properties fo:font-size="12pt" fo:font-weight="normal" officeooo:rsid="002815df" officeooo:paragraph-rsid="002ea3d1" style:font-size-asian="10.5pt" style:font-weight-asian="normal" style:font-size-complex="12pt" style:font-weight-complex="normal"/>
    </style:style>
    <style:style style:name="P63" style:family="paragraph" style:parent-style-name="Standard" style:list-style-name="L17">
      <style:paragraph-properties fo:text-align="start" style:justify-single-word="false"/>
      <style:text-properties fo:font-size="12pt" fo:font-weight="normal" officeooo:rsid="002815df" officeooo:paragraph-rsid="002c555e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font-size="12pt" fo:font-weight="normal" officeooo:rsid="0045a02f" officeooo:paragraph-rsid="0045a02f" style:font-size-asian="10.5pt" style:font-weight-asian="normal" style:font-size-complex="12pt" style:font-weight-complex="normal"/>
    </style:style>
    <style:style style:name="P65" style:family="paragraph" style:parent-style-name="Standard" style:list-style-name="L13">
      <style:paragraph-properties fo:text-align="start" style:justify-single-word="false"/>
      <style:text-properties fo:font-size="12pt" fo:font-weight="normal" officeooo:rsid="00469459" officeooo:paragraph-rsid="00469459" style:font-size-asian="10.5pt" style:font-weight-asian="normal" style:font-size-complex="12pt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fo:font-size="12pt" fo:font-weight="normal" officeooo:rsid="005713ef" officeooo:paragraph-rsid="005713ef" style:font-size-asian="10.5pt" style:font-weight-asian="normal" style:font-size-complex="12pt" style:font-weight-complex="normal"/>
    </style:style>
    <style:style style:name="P67" style:family="paragraph" style:parent-style-name="Standard" style:list-style-name="L16">
      <style:paragraph-properties fo:text-align="start" style:justify-single-word="false"/>
      <style:text-properties fo:font-size="12pt" fo:font-weight="normal" officeooo:rsid="00299b0b" officeooo:paragraph-rsid="002ea3d1" style:font-size-asian="10.5pt" style:font-weight-asian="normal" style:font-size-complex="12pt" style:font-weight-complex="normal"/>
    </style:style>
    <style:style style:name="P68" style:family="paragraph" style:parent-style-name="Standard" style:list-style-name="L17">
      <style:paragraph-properties fo:text-align="start" style:justify-single-word="false"/>
      <style:text-properties fo:font-size="12pt" fo:font-weight="normal" officeooo:rsid="00299b0b" officeooo:paragraph-rsid="002d9ff5" style:font-size-asian="10.5pt" style:font-weight-asian="normal" style:font-size-complex="12pt" style:font-weight-complex="normal"/>
    </style:style>
    <style:style style:name="P69" style:family="paragraph" style:parent-style-name="Standard" style:list-style-name="L16">
      <style:paragraph-properties fo:text-align="start" style:justify-single-word="false"/>
      <style:text-properties fo:font-size="12pt" fo:font-weight="normal" officeooo:rsid="002a7c04" officeooo:paragraph-rsid="002a7c04" style:font-size-asian="10.5pt" style:font-weight-asian="normal" style:font-size-complex="12pt" style:font-weight-complex="normal"/>
    </style:style>
    <style:style style:name="P70" style:family="paragraph" style:parent-style-name="Standard" style:list-style-name="L17">
      <style:paragraph-properties fo:text-align="start" style:justify-single-word="false"/>
      <style:text-properties fo:font-size="12pt" fo:font-weight="normal" officeooo:rsid="002a7c04" officeooo:paragraph-rsid="005d5ed8" style:font-size-asian="10.5pt" style:font-weight-asian="normal" style:font-size-complex="12pt" style:font-weight-complex="normal"/>
    </style:style>
    <style:style style:name="P71" style:family="paragraph" style:parent-style-name="Standard" style:list-style-name="L18">
      <style:paragraph-properties fo:text-align="start" style:justify-single-word="false"/>
      <style:text-properties fo:font-size="12pt" fo:font-weight="normal" officeooo:rsid="004b0f33" officeooo:paragraph-rsid="004d0d73" style:font-size-asian="10.5pt" style:font-weight-asian="normal" style:font-size-complex="12pt" style:font-weight-complex="normal"/>
    </style:style>
    <style:style style:name="P72" style:family="paragraph" style:parent-style-name="Standard" style:list-style-name="L18">
      <style:paragraph-properties fo:text-align="start" style:justify-single-word="false"/>
      <style:text-properties fo:font-size="12pt" fo:font-weight="normal" officeooo:rsid="004b0f33" officeooo:paragraph-rsid="0050a02f" style:font-size-asian="10.5pt" style:font-weight-asian="normal" style:font-size-complex="12pt" style:font-weight-complex="normal"/>
    </style:style>
    <style:style style:name="P73" style:family="paragraph" style:parent-style-name="Standard" style:list-style-name="L20">
      <style:paragraph-properties fo:text-align="start" style:justify-single-word="false"/>
      <style:text-properties fo:font-size="12pt" fo:font-weight="normal" officeooo:rsid="0032d21f" officeooo:paragraph-rsid="0032d21f" style:font-size-asian="10.5pt" style:font-weight-asian="normal" style:font-size-complex="12pt" style:font-weight-complex="normal"/>
    </style:style>
    <style:style style:name="P74" style:family="paragraph" style:parent-style-name="Standard" style:list-style-name="L18">
      <style:paragraph-properties fo:text-align="start" style:justify-single-word="false"/>
      <style:text-properties fo:font-size="12pt" fo:font-weight="normal" officeooo:rsid="0053a618" officeooo:paragraph-rsid="0053a618" style:font-size-asian="10.5pt" style:font-weight-asian="normal" style:font-size-complex="12pt" style:font-weight-complex="normal"/>
    </style:style>
    <style:style style:name="P75" style:family="paragraph" style:parent-style-name="Standard" style:list-style-name="L18">
      <style:paragraph-properties fo:text-align="start" style:justify-single-word="false"/>
      <style:text-properties fo:font-size="12pt" fo:font-weight="normal" officeooo:rsid="006c3a7a" officeooo:paragraph-rsid="006c3a7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1ec7d4" officeooo:paragraph-rsid="006ae447" style:font-size-asian="10.5pt" style:font-weight-asian="bold" style:font-size-complex="12pt" style:font-weight-complex="bold"/>
    </style:style>
    <style:style style:name="P77" style:family="paragraph" style:parent-style-name="Standard" style:list-style-name="L4">
      <style:paragraph-properties fo:text-align="start" style:justify-single-word="false"/>
      <style:text-properties officeooo:rsid="001d4edb" officeooo:paragraph-rsid="003aa5da"/>
    </style:style>
    <style:style style:name="P78" style:family="paragraph" style:parent-style-name="Standard" style:list-style-name="L18">
      <style:paragraph-properties fo:text-align="start" style:justify-single-word="false"/>
      <style:text-properties officeooo:paragraph-rsid="0024075a"/>
    </style:style>
    <style:style style:name="P79" style:family="paragraph" style:parent-style-name="Standard" style:list-style-name="L18">
      <style:paragraph-properties fo:text-align="start" style:justify-single-word="false"/>
      <style:text-properties officeooo:rsid="001ec7d4" officeooo:paragraph-rsid="0050a02f"/>
    </style:style>
    <style:style style:name="P80" style:family="paragraph" style:parent-style-name="Standard" style:list-style-name="L18">
      <style:paragraph-properties fo:text-align="start" style:justify-single-word="false"/>
      <style:text-properties officeooo:rsid="001ec7d4" officeooo:paragraph-rsid="006ae447"/>
    </style:style>
    <style:style style:name="P81" style:family="paragraph" style:parent-style-name="Standard">
      <style:paragraph-properties fo:text-align="start" style:justify-single-word="false"/>
      <style:text-properties officeooo:rsid="001ec7d4" officeooo:paragraph-rsid="0050a02f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ec7d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aa8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30b87f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43b48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53f20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6c3a7a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026a88f" style:font-size-asian="10.5pt" style:font-size-complex="12pt"/>
    </style:style>
    <style:style style:name="T10" style:family="text">
      <style:text-properties fo:font-size="12pt" officeooo:rsid="0040b019" style:font-size-asian="10.5pt" style:font-size-complex="12pt"/>
    </style:style>
    <style:style style:name="T11" style:family="text">
      <style:text-properties officeooo:rsid="0021aa8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54f31" style:font-weight-asian="bold" style:font-weight-complex="bold"/>
    </style:style>
    <style:style style:name="T14" style:family="text">
      <style:text-properties fo:font-weight="bold" officeooo:rsid="00416ca5" style:font-weight-asian="bold" style:font-weight-complex="bold"/>
    </style:style>
    <style:style style:name="T15" style:family="text">
      <style:text-properties officeooo:rsid="00256c3e"/>
    </style:style>
    <style:style style:name="T16" style:family="text">
      <style:text-properties officeooo:rsid="002815df"/>
    </style:style>
    <style:style style:name="T17" style:family="text">
      <style:text-properties officeooo:rsid="00299b0b"/>
    </style:style>
    <style:style style:name="T18" style:family="text">
      <style:text-properties officeooo:rsid="002d9ff5"/>
    </style:style>
    <style:style style:name="T19" style:family="text">
      <style:text-properties officeooo:rsid="002ea3d1"/>
    </style:style>
    <style:style style:name="T20" style:family="text">
      <style:text-properties officeooo:rsid="00301849"/>
    </style:style>
    <style:style style:name="T21" style:family="text">
      <style:text-properties officeooo:rsid="0032d21f"/>
    </style:style>
    <style:style style:name="T22" style:family="text">
      <style:text-properties officeooo:rsid="00354f31"/>
    </style:style>
    <style:style style:name="T23" style:family="text">
      <style:text-properties officeooo:rsid="0035bae9"/>
    </style:style>
    <style:style style:name="T24" style:family="text">
      <style:text-properties officeooo:rsid="0036fa2d"/>
    </style:style>
    <style:style style:name="T25" style:family="text">
      <style:text-properties officeooo:rsid="003d848d"/>
    </style:style>
    <style:style style:name="T26" style:family="text">
      <style:text-properties officeooo:rsid="003e9d26"/>
    </style:style>
    <style:style style:name="T27" style:family="text">
      <style:text-properties officeooo:rsid="003f7d01"/>
    </style:style>
    <style:style style:name="T28" style:family="text">
      <style:text-properties officeooo:rsid="0040b019"/>
    </style:style>
    <style:style style:name="T29" style:family="text">
      <style:text-properties officeooo:rsid="001ec7d4"/>
    </style:style>
    <style:style style:name="T30" style:family="text">
      <style:text-properties officeooo:rsid="00416ca5"/>
    </style:style>
    <style:style style:name="T31" style:family="text">
      <style:text-properties officeooo:rsid="00419af1"/>
    </style:style>
    <style:style style:name="T32" style:family="text">
      <style:text-properties officeooo:rsid="00496ed3"/>
    </style:style>
    <style:style style:name="T33" style:family="text">
      <style:text-properties officeooo:rsid="004aa599"/>
    </style:style>
    <style:style style:name="T34" style:family="text">
      <style:text-properties officeooo:rsid="004b0f33"/>
    </style:style>
    <style:style style:name="T35" style:family="text">
      <style:text-properties officeooo:rsid="0043b481"/>
    </style:style>
    <style:style style:name="T36" style:family="text">
      <style:text-properties officeooo:rsid="0030b87f"/>
    </style:style>
    <style:style style:name="T37" style:family="text">
      <style:text-properties officeooo:rsid="0050a02f"/>
    </style:style>
    <style:style style:name="T38" style:family="text">
      <style:text-properties officeooo:rsid="00517cf2"/>
    </style:style>
    <style:style style:name="T39" style:family="text">
      <style:text-properties officeooo:rsid="0052aa07"/>
    </style:style>
    <style:style style:name="T40" style:family="text">
      <style:text-properties officeooo:rsid="00533485"/>
    </style:style>
    <style:style style:name="T41" style:family="text">
      <style:text-properties officeooo:rsid="00552b3f"/>
    </style:style>
    <style:style style:name="T42" style:family="text">
      <style:text-properties officeooo:rsid="00559f55"/>
    </style:style>
    <style:style style:name="T43" style:family="text">
      <style:text-properties officeooo:rsid="0059a73b"/>
    </style:style>
    <style:style style:name="T44" style:family="text">
      <style:text-properties officeooo:rsid="005f2e37"/>
    </style:style>
    <style:style style:name="T45" style:family="text">
      <style:text-properties officeooo:rsid="00370b76"/>
    </style:style>
    <style:style style:name="T46" style:family="text">
      <style:text-properties officeooo:rsid="005fd23c"/>
    </style:style>
    <style:style style:name="T47" style:family="text">
      <style:text-properties officeooo:rsid="0061b5f3"/>
    </style:style>
    <style:style style:name="T48" style:family="text">
      <style:text-properties officeooo:rsid="0063bfc2"/>
    </style:style>
    <style:style style:name="T49" style:family="text">
      <style:text-properties officeooo:rsid="0065f629"/>
    </style:style>
    <style:style style:name="T50" style:family="text">
      <style:text-properties officeooo:rsid="00674772"/>
    </style:style>
    <style:style style:name="T51" style:family="text">
      <style:text-properties officeooo:rsid="0067c694"/>
    </style:style>
    <style:style style:name="T52" style:family="text">
      <style:text-properties officeooo:rsid="00686deb"/>
    </style:style>
    <style:style style:name="T53" style:family="text">
      <style:text-properties officeooo:rsid="006ae4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ckups CodeCamp IOS:</text:p>
      <text:p text:style-name="P1"/>
      <text:p text:style-name="P2"/>
      <text:p text:style-name="P12">StartScreen: → Olga</text:p>
      <text:p text:style-name="P12"/>
      <text:list xml:id="list2796837271" text:style-name="L1">
        <text:list-item>
          <text:p text:style-name="P30">Kaffeebild als Hintergrund</text:p>
        </text:list-item>
        <text:list-item>
          <text:p text:style-name="P30">Button „Jetzt buchen“ (um in den LoginScreen zu gelangen)</text:p>
        </text:list-item>
      </text:list>
      <text:p text:style-name="P2"/>
      <text:p text:style-name="P2">LoginScreen: → <text:span text:style-name="T27">Willi</text:span></text:p>
      <text:p text:style-name="P2"/>
      <text:list xml:id="list1145217277" text:style-name="L2">
        <text:list-item>
          <text:p text:style-name="P31">TitleImage (als Kaffeebild/Text mit Kaffee oder so)</text:p>
          <text:list>
            <text:list-item>
              <text:p text:style-name="P31">Textur-Button um die Items mit Preisen (ohne Kaufgenehmigung) anzeigen zu lassen</text:p>
            </text:list-item>
          </text:list>
        </text:list-item>
      </text:list>
      <text:list xml:id="list1873226683" text:style-name="L3">
        <text:list-item>
          <text:p text:style-name="P33">Textfield für Name</text:p>
        </text:list-item>
        <text:list-item>
          <text:p text:style-name="P33">Textfield für Passwort</text:p>
          <text:list>
            <text:list-item>
              <text:p text:style-name="P33"><text:span text:style-name="T11">(</text:span>Passwort darf nur als mehrere Sternchen angezeigt werden<text:span text:style-name="T11">)</text:span></text:p>
            </text:list-item>
          </text:list>
        </text:list-item>
        <text:list-item>
          <text:p text:style-name="P33">Login-Button <text:span text:style-name="T11">(um in den </text:span><text:span text:style-name="T24">MainScreen</text:span><text:span text:style-name="T11"> zu gelangen)</text:span></text:p>
        </text:list-item>
        <text:list-item>
          <text:p text:style-name="P33">SignUpScreen-Button <text:span text:style-name="T11">(</text:span>um zum SignUpScreen zu wechseln<text:span text:style-name="T11">)</text:span></text:p>
        </text:list-item>
      </text:list>
      <text:p text:style-name="P18"/>
      <text:p text:style-name="P3">SignUp-Screen: → <text:span text:style-name="T27">Willi</text:span></text:p>
      <text:p text:style-name="P3"/>
      <text:list xml:id="list90103074177376" text:continue-list="list1145217277" text:style-name="L2">
        <text:list-item>
          <text:p text:style-name="P32">TitleImage (als Kaffeebild/Text mit Kaffee oder so)</text:p>
          <text:list>
            <text:list-item>
              <text:p text:style-name="P32">Textur-Button um die Items mit Preisen (ohne Kaufgenehmigung) anzeigen zu lassen</text:p>
            </text:list-item>
          </text:list>
        </text:list-item>
      </text:list>
      <text:list xml:id="list2824214741" text:style-name="L4">
        <text:list-item>
          <text:p text:style-name="P34">Textfield für Name</text:p>
        </text:list-item>
        <text:list-item>
          <text:p text:style-name="P34">Textfield für Passwort</text:p>
          <text:list>
            <text:list-item>
              <text:p text:style-name="P34"><text:span text:style-name="T11">(</text:span>Passwort darf nur als mehrere Sternchen angezeigt werden<text:span text:style-name="T11">)</text:span></text:p>
            </text:list-item>
          </text:list>
        </text:list-item>
        <text:list-item>
          <text:p text:style-name="P34">Textfield für Passwort wiederholen</text:p>
          <text:list>
            <text:list-item>
              <text:p text:style-name="P34"><text:span text:style-name="T11">(</text:span>Passwort darf nur als mehrere Sternchen angezeigt werden<text:span text:style-name="T11">)</text:span></text:p>
            </text:list-item>
          </text:list>
        </text:list-item>
        <text:list-item>
          <text:p text:style-name="P77"><text:span text:style-name="T1">SingUp-Button </text:span><text:span text:style-name="T3">(</text:span><text:span text:style-name="T1">um Registrierung abzuschliessen und automatisch zum Login</text:span><text:span text:style-name="T2">Screen wechseln</text:span><text:span text:style-name="T3">)</text:span></text:p>
        </text:list-item>
        <text:list-item>
          <text:p text:style-name="P36">AlreadyHaveAnAccount-Button <text:span text:style-name="T11">(</text:span>um ohne Registrierung zum LoginScreen zu wechseln<text:span text:style-name="T11">)</text:span></text:p>
        </text:list-item>
      </text:list>
      <text:p text:style-name="P18"/>
      <text:p text:style-name="P16">MainScreen: → <text:span text:style-name="T27">Willi</text:span></text:p>
      <text:list xml:id="list514043736" text:style-name="L5">
        <text:list-item>
          <text:p text:style-name="P35">TitleImage (als Kaffeebild/Text mit Kaffee oder so)</text:p>
        </text:list-item>
        <text:list-item>
          <text:p text:style-name="P44">Textfield/Label, welcher den aktuell angemeldeten Usernamen und seinen Kontostand zeigt</text:p>
        </text:list-item>
        <text:list-item>
          <text:p text:style-name="P45">Button „Produkte“ um ins BookingScreen zu gelangen</text:p>
        </text:list-item>
        <text:list-item>
          <text:p text:style-name="P46">Button „EditItems“ um in den UpdateItemScreen zu gelangen</text:p>
        </text:list-item>
        <text:list-item>
          <text:p text:style-name="P45">Button „Profil ansehen“ um zum ProfilScreen zu gelangen</text:p>
        </text:list-item>
      </text:list>
      <text:p text:style-name="P27"/>
      <text:p text:style-name="P17">ChargeMoneyScreen:<text:span text:style-name="T45">→ </text:span><text:span text:style-name="T27">Willi</text:span></text:p>
      <text:list xml:id="list2055776069" text:style-name="L6">
        <text:list-item>
          <text:p text:style-name="P47">Label für Benutzernamen, der momentan eingeloggt ist</text:p>
        </text:list-item>
      </text:list>
      <text:list xml:id="list2317078449" text:style-name="L7">
        <text:list-item>
          <text:p text:style-name="P51">Liste aller Nutzernamen und rechts daneben ein Button, um Geld dazu zu buchen</text:p>
        </text:list-item>
      </text:list>
      <text:p text:style-name="P28"/>
      <text:p text:style-name="P17">ChargeMoney<text:span text:style-name="T46">Screen1</text:span>: <text:span text:style-name="T45">→ </text:span><text:span text:style-name="T27">Willi</text:span></text:p>
      <text:list xml:id="list3386034370" text:style-name="L8">
        <text:list-item>
          <text:p text:style-name="P52">Name des Users, dessen amount bearbeitet werden soll</text:p>
        </text:list-item>
        <text:list-item>
          <text:p text:style-name="P52">aktueller Kontostand des Users</text:p>
        </text:list-item>
        <text:list-item>
          <text:p text:style-name="P52">Textfield um eingeben zu können, wie viel +/- sein Kontostand berechnet werden soll</text:p>
        </text:list-item>
      </text:list>
      <text:p text:style-name="P10"/>
      <text:p text:style-name="P11">PopUp<text:span text:style-name="T23">Screen</text:span><text:span text:style-name="T47">0</text:span> (<text:span text:style-name="T47">Amount edited</text:span>):<text:span text:style-name="T49">ist sehr ähnlich zu PopUpScreen</text:span><text:span text:style-name="T51">1</text:span> → <text:span text:style-name="T50">Merlin</text:span></text:p>
      <text:list xml:id="list3824418903" text:style-name="L9">
        <text:list-item>
          <text:p text:style-name="P53">Name des Users , <text:span text:style-name="T48">welcher bearbeitet wurde</text:span></text:p>
        </text:list-item>
      </text:list>
      <text:list xml:id="list2010060239" text:style-name="L10">
        <text:list-item>
          <text:p text:style-name="P55">Soll den neuen Kontostand des Users <text:span text:style-name="T48">nach Aufladung </text:span><text:span text:style-name="T52">anzeigen</text:span></text:p>
        </text:list-item>
        <text:list-item>
          <text:p text:style-name="P57">Button „OK“ um zum MainScreen zu gelangen</text:p>
        </text:list-item>
      </text:list>
      <text:p text:style-name="P22"/>
      <text:p text:style-name="P29"><text:soft-page-break/><text:span text:style-name="T9">BookingScreen</text:span><text:span text:style-name="T8">: → </text:span><text:span text:style-name="T10">Merlin</text:span></text:p>
      <text:list xml:id="list3786777185" text:style-name="L11">
        <text:list-item>
          <text:p text:style-name="P48">Label für Benutzernamen, der momentan eingeloggt ist</text:p>
        </text:list-item>
        <text:list-item>
          <text:p text:style-name="P48">rechts neben Label für Benutzername den aktuellen Kontostand mittels Textfield/Label</text:p>
        </text:list-item>
      </text:list>
      <text:list xml:id="list584686884" text:style-name="L12">
        <text:list-item>
          <text:p text:style-name="P49">Liste von Textfields für alle Items und ihren Preisen <text:span text:style-name="T16">(hier kann man benutzen: Kaffee, Capuucino, Milchkaffee, Espresso und was einem noch einfällt)</text:span></text:p>
        </text:list-item>
        <text:list-item>
          <text:p text:style-name="P49">rechts von jedem Item ein <text:span text:style-name="T15">ItemView als Button</text:span>, um das Item zu buchen</text:p>
        </text:list-item>
        <text:list-item>
          <text:p text:style-name="P59">Button „Einkaufswagen“ (um zur Bestellübersicht zu gelangen)</text:p>
        </text:list-item>
        <text:list-item>
          <text:p text:style-name="P64">Button „Abbrechen“ (um Buchung abzubrechen <text:span text:style-name="T44">und in den MainScreen zu gelangen</text:span>)</text:p>
        </text:list-item>
      </text:list>
      <text:p text:style-name="P25"/>
      <text:p text:style-name="P13">OrderScreen: <text:span text:style-name="T29">→ </text:span><text:span text:style-name="T28">Merlin</text:span></text:p>
      <text:list xml:id="list3405367066" text:style-name="L13">
        <text:list-item>
          <text:p text:style-name="P50">Label für Benutzernamen, der momentan eingeloggt ist</text:p>
        </text:list-item>
        <text:list-item>
          <text:p text:style-name="P60">Liste der gebuchten Items, rechts daneben Anzahl der gebuchten Items, rechts daneben Einzelpreis</text:p>
        </text:list-item>
        <text:list-item>
          <text:p text:style-name="P60">am Ende der Liste Label/Textfield für Gesamtbetrag anzeigen lassen</text:p>
        </text:list-item>
        <text:list-item>
          <text:p text:style-name="P60">Button „Buchung abschließen“, um die Items endgültig zu buchen</text:p>
        </text:list-item>
        <text:list-item>
          <text:p text:style-name="P65">Button „Buchung bearbeiten“ (um zurück zum BookingScreen zu gelangen)</text:p>
          <text:p text:style-name="P65"/>
        </text:list-item>
      </text:list>
      <text:p text:style-name="P5">PopUp<text:span text:style-name="T23">Screen</text:span><text:span text:style-name="T25">1</text:span> (<text:span text:style-name="T25">Items booked</text:span>): → <text:span text:style-name="T28">Merlin</text:span></text:p>
      <text:list xml:id="list90104749821127" text:continue-list="list3824418903" text:style-name="L9">
        <text:list-item>
          <text:p text:style-name="P54">Name des Users als Textfield/Label</text:p>
        </text:list-item>
      </text:list>
      <text:list xml:id="list1409823823" text:style-name="L14">
        <text:list-item>
          <text:p text:style-name="P56">Soll den neuen Kontostand des Users nach dem Kauf anzeigen</text:p>
        </text:list-item>
        <text:list-item>
          <text:p text:style-name="P58">Button „OK“ um zum MainScreen zu gelangen</text:p>
        </text:list-item>
      </text:list>
      <text:p text:style-name="P21"/>
      <text:p text:style-name="P14">UpdateItemsScreen: <text:span text:style-name="T29">→ </text:span><text:span text:style-name="T30">Yiyu</text:span></text:p>
      <text:list xml:id="list3663287431" text:style-name="L15">
        <text:list-item>
          <text:p text:style-name="P61">Liste von allen Items und rechts daneben sollen i<text:span text:style-name="T42">hre </text:span>Einzelpreise stehen</text:p>
        </text:list-item>
        <text:list-item>
          <text:p text:style-name="P61">rechts neben jedem Item sollen zwei Buttons stehen: einmal EditButton um den Namen oder den Preis des Items zu ändern und einmal DelteButton, um das Item zu löschen</text:p>
        </text:list-item>
        <text:list-item>
          <text:p text:style-name="P61">Button „Add Item“ um ein neues Item anzulegen</text:p>
        </text:list-item>
        <text:list-item>
          <text:p text:style-name="P66">Button „Fertig“ um in den MainScreen zu gelangen</text:p>
        </text:list-item>
      </text:list>
      <text:p text:style-name="P25"/>
      <text:p text:style-name="P14">EditItem<text:span text:style-name="T20">Screen</text:span>: <text:span text:style-name="T29">→ </text:span><text:span text:style-name="T30">Yiyu</text:span></text:p>
      <text:list xml:id="list2396812496" text:style-name="L16">
        <text:list-item>
          <text:p text:style-name="P62"><text:span text:style-name="T17">Name</text:span> <text:span text:style-name="T17">vom Item als Textfield </text:span><text:span text:style-name="T18">(</text:span><text:span text:style-name="T19">wo der alte Name steht)</text:span></text:p>
        </text:list-item>
        <text:list-item>
          <text:p text:style-name="P67">Preis für Item als Textfield <text:span text:style-name="T18">(</text:span><text:span text:style-name="T19">wo der alte Preis steht</text:span><text:span text:style-name="T18">)</text:span></text:p>
        </text:list-item>
        <text:list-item>
          <text:p text:style-name="P69">Button „Save“ um die Änderungen zu speichern <text:span text:style-name="T43">und in den UpdateItemScreen zu gelangen</text:span></text:p>
        </text:list-item>
      </text:list>
      <text:p text:style-name="P26"/>
      <text:p text:style-name="P15"><text:span text:style-name="T26">Add</text:span>NewItem<text:span text:style-name="T20">Screen</text:span>: <text:span text:style-name="T29">→ </text:span><text:span text:style-name="T30">Yiyu</text:span></text:p>
      <text:list xml:id="list287854199" text:style-name="L17">
        <text:list-item>
          <text:p text:style-name="P63"><text:span text:style-name="T17">Name</text:span> <text:span text:style-name="T17">vom Item als Textfield </text:span><text:span text:style-name="T18">(was aber von Anfang an leer ist)</text:span></text:p>
        </text:list-item>
        <text:list-item>
          <text:p text:style-name="P68">Preis für Item als Textfield <text:span text:style-name="T18">(was aber von Anfang an leer ist)</text:span></text:p>
        </text:list-item>
        <text:list-item>
          <text:p text:style-name="P70">Button „Save“ um die Änderungen zu speichern <text:span text:style-name="T43">und in den UpdateItemScreen zu gelangen</text:span></text:p>
        </text:list-item>
      </text:list>
      <text:p text:style-name="P19"/>
      <text:p text:style-name="P8">PopUp<text:span text:style-name="T23">Screen</text:span><text:span text:style-name="T32">3</text:span><text:span text:style-name="T25"> </text:span>(<text:span text:style-name="T33">EditedItemSuccessfull</text:span>): → <text:span text:style-name="T30">Yiyu</text:span></text:p>
      <text:list xml:id="list952626665" text:style-name="L18">
        <text:list-item>
          <text:p text:style-name="P71">Soll das Produkt mit Namen und Preis anzeigen, welches geändert wurde</text:p>
        </text:list-item>
        <text:list-item>
          <text:p text:style-name="P37">Verfügt über einen Button „<text:span text:style-name="T35">OK“ </text:span>der zum <text:span text:style-name="T34">UpdateItemScreen</text:span> führ<text:span text:style-name="T36">t</text:span></text:p>
        </text:list-item>
      </text:list>
      <text:p text:style-name="P19"/>
      <text:p text:style-name="P9">PopUp<text:span text:style-name="T23">Screen</text:span><text:span text:style-name="T37">4</text:span><text:span text:style-name="T25"> </text:span>(<text:span text:style-name="T38">Add</text:span><text:span text:style-name="T33">ItemSuccessfull</text:span>): <text:span text:style-name="T38">Fast identisch mit PopUpScreen3, nur dass hier eine andereÜberschrift sein sollte</text:span> → <text:span text:style-name="T30">Yiyu</text:span></text:p>
      <text:list xml:id="list90104000925529" text:continue-numbering="true" text:style-name="L18">
        <text:list-item>
          <text:p text:style-name="P72">Soll das Produkt mit Namen und Preis anzeigen, welches <text:span text:style-name="T38">neu angelegt </text:span>wurde</text:p>
        </text:list-item>
        <text:list-item>
          <text:p text:style-name="P38">Verfügt über einen Button „<text:span text:style-name="T35">OK“ </text:span>der zum <text:span text:style-name="T34">UpdateItemScreen</text:span> führ<text:span text:style-name="T36">t</text:span></text:p>
        </text:list-item>
      </text:list>
      <text:p text:style-name="P24"/>
      <text:p text:style-name="P4">ItemView: </text:p>
      <text:list xml:id="list264362210" text:style-name="L19">
        <text:list-item>
          <text:p text:style-name="P40"><text:s/>Soll eine modulare View sein die in die ItemListView als Button eingearbeitet ist. </text:p>
        </text:list-item>
        <text:list-item>
          <text:p text:style-name="P40"><text:s/>Soll ein Bild anzeigen können vom Item </text:p>
        </text:list-item>
        <text:list-item>
          <text:p text:style-name="P40"><text:s/>Soll den Preis des Bildes anzeigen können </text:p>
          <text:p text:style-name="P41"><text:soft-page-break/></text:p>
        </text:list-item>
      </text:list>
      <text:p text:style-name="P7">PopUp<text:span text:style-name="T23">Screen</text:span><text:span text:style-name="T25">2 </text:span>(Not Signed In): → <text:span text:style-name="T30">Olga</text:span></text:p>
      <text:list xml:id="list90104128350582" text:continue-list="list90104000925529" text:style-name="L18">
        <text:list-item>
          <text:p text:style-name="P39">Soll Anzeigen, dass der User sich anmelden soll </text:p>
        </text:list-item>
        <text:list-item>
          <text:p text:style-name="P78"><text:span text:style-name="T2">Verfügt über einen Button „</text:span><text:span text:style-name="T5">OK“ </text:span><text:span text:style-name="T2">der zum Login Screen führ</text:span><text:span text:style-name="T4">t</text:span></text:p>
        </text:list-item>
      </text:list>
      <text:p text:style-name="P19"/>
      <text:p text:style-name="P6">Profil<text:span text:style-name="T22">Screen</text:span>: → <text:span text:style-name="T30">Olga</text:span></text:p>
      <text:list xml:id="list2161827554" text:style-name="L20">
        <text:list-item>
          <text:p text:style-name="P42">Soll ein Bild des Users anzeigen </text:p>
        </text:list-item>
        <text:list-item>
          <text:p text:style-name="P42">Soll <text:span text:style-name="T21">die Email, den Namen und den Kontostand</text:span> des User anzeigen </text:p>
        </text:list-item>
        <text:list-item>
          <text:p text:style-name="P42">Soll ein Button „<text:span text:style-name="T31">Edit“ </text:span>haben, der die Daten zur Bearbeitung freigibt und zum ProfilEditingView führt. </text:p>
        </text:list-item>
        <text:list-item>
          <text:p text:style-name="P73">Button „OK“ (um zu dem BookingScreen zu gelangen)</text:p>
        </text:list-item>
      </text:list>
      <text:p text:style-name="P20"/>
      <text:p text:style-name="P23"><text:span text:style-name="T12">ProfilEditing</text:span><text:span text:style-name="T13">Screen</text:span><text:span text:style-name="T12">:</text:span> <text:span text:style-name="T12">→ </text:span><text:span text:style-name="T14">Olga</text:span></text:p>
      <text:list xml:id="list3936664524" text:style-name="L21">
        <text:list-item>
          <text:p text:style-name="P43">Soll ein Bild des Users anzeigen </text:p>
        </text:list-item>
        <text:list-item>
          <text:p text:style-name="P43">Soll <text:span text:style-name="T21">die Email, den Namen und den Kontostand</text:span> des User anzeigen </text:p>
        </text:list-item>
        <text:list-item>
          <text:p text:style-name="P43"><text:span text:style-name="T21">Button „Save“ </text:span>, der die Daten speichert und zur ProfilView zuruckführt </text:p>
        </text:list-item>
      </text:list>
      <text:p text:style-name="P19"/>
      <text:p text:style-name="P9">PopUp<text:span text:style-name="T23">Screen</text:span><text:span text:style-name="T39">5</text:span><text:span text:style-name="T25"> </text:span>(<text:span text:style-name="T33">Edited</text:span><text:span text:style-name="T40">Profil</text:span><text:span text:style-name="T33">Successfull</text:span>): → <text:span text:style-name="T41">Olga</text:span></text:p>
      <text:list xml:id="list90104629589402" text:continue-list="list90104128350582" text:style-name="L18">
        <text:list-item>
          <text:p text:style-name="P74">Soll das Bild, die Email, den Namen und den Kontostand des Users anzeigen, welcher geändert wurde</text:p>
        </text:list-item>
        <text:list-item>
          <text:p text:style-name="P79"><text:span text:style-name="T1">Verfügt über einen Button „</text:span><text:span text:style-name="T5">OK“ </text:span><text:span text:style-name="T1">der zum </text:span><text:span text:style-name="T6">ProfilScreen </text:span><text:span text:style-name="T1">führ</text:span><text:span text:style-name="T4">t</text:span></text:p>
        </text:list-item>
      </text:list>
      <text:p text:style-name="P81"><text:span text:style-name="T4"/></text:p>
      <text:p text:style-name="P76">PopUp<text:span text:style-name="T23">Screen</text:span><text:span text:style-name="T53">6</text:span><text:span text:style-name="T25"> </text:span>(<text:span text:style-name="T53">Loged Out</text:span>): → <text:span text:style-name="T41">Olga</text:span></text:p>
      <text:list xml:id="list90105046888923" text:continue-numbering="true" text:style-name="L18">
        <text:list-item>
          <text:p text:style-name="P75">Soll den Namen des ausgeloggten Users anzeigen mit passendem Text dafür</text:p>
        </text:list-item>
        <text:list-item>
          <text:p text:style-name="P80"><text:span text:style-name="T4">Verfügt über einen Button „</text:span><text:span text:style-name="T5">OK“ </text:span><text:span text:style-name="T4">der zum </text:span><text:span text:style-name="T7">StartScreen</text:span><text:span text:style-name="T6"> </text:span><text:span text:style-name="T4">führt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13:21:45.929000000</meta:creation-date>
    <dc:date>2022-05-17T09:00:37.857000000</dc:date>
    <meta:editing-duration>PT1H34M20S</meta:editing-duration>
    <meta:editing-cycles>78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99" meta:word-count="856" meta:character-count="5349" meta:non-whitespace-character-count="4653"/>
  </office:meta>
</office:document-meta>
</file>